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Maker.make( PropertyList propertyLi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pertyMaker.checkEnumValues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Maker.addSubpropMaker( PropertyMaker sub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Maker.make( PropertyList propertyList , String value , FObj fo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PropertyMaker.setCorresponding( CorrespondingPropertyMaker correspo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Maker.setInherited( boolean inheri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opertyMaker.convertProperty( Property p , PropertyList propertyList , FObj 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Maker.getPercentBase( PropertyList p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Maker.convertShorthandProperty( PropertyList propertyList , Property prop , FObj f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ropertyMaker.convertPropertyDatatype( Property p , PropertyList propertyList , FObj 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Maker.getShorthand( PropertyList propertyLi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ropertyMaker.get( int subpropertyId , PropertyList propertyList , boolean tryInherit , boolean tryDefa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Maker.useGeneric( PropertyMaker generi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pertyMaker.getSubprop( Property p , int subpropert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Maker.setDatatypeParser( Shorthand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Maker.make( Property baseProperty , int subpropertyId , PropertyList propertyList , String value , FObj 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Maker.addShorthand( PropertyMaker shorthan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Mak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Maker.addKeyword( String keyword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Maker.isInheri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Maker.makeNew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Maker.setDefault( 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Maker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Maker.setDefault( String defaultValue , boolean contextD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Maker.setByShorthand( boolean setByShorth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Maker.addEnum( String constant , Property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Maker.checkValueKeywords( String keyw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pertyMaker.getPro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Maker.setSubprop( Property baseProperty , int subpropertyId , Property sub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Maker.findProperty( PropertyList propertyList , boolean tryInheri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ropertyMaker.getSubpropMaker( int subpropert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Maker.compute( PropertyList property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Maker.setPercentBase( int percent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Maker.PropertyMaker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